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5.396cm" fo:break-before="auto" style:use-optimal-row-height="true"/>
    </style:style>
    <style:style style:name="ro22" style:family="table-row">
      <style:table-row-properties style:row-height="3.743cm" fo:break-before="auto" style:use-optimal-row-height="false"/>
    </style:style>
    <style:style style:name="ro23" style:family="table-row">
      <style:table-row-properties style:row-height="3.217cm" fo:break-before="auto" style:use-optimal-row-height="true"/>
    </style:style>
    <style:style style:name="ro24" style:family="table-row">
      <style:table-row-properties style:row-height="1.637cm" fo:break-before="auto" style:use-optimal-row-height="true"/>
    </style:style>
    <style:style style:name="ro25" style:family="table-row">
      <style:table-row-properties style:row-height="6.786cm" fo:break-before="auto" style:use-optimal-row-height="true"/>
    </style:style>
    <style:style style:name="ro26" style:family="table-row">
      <style:table-row-properties style:row-height="0.961cm" fo:break-before="auto" style:use-optimal-row-height="true"/>
    </style:style>
    <style:style style:name="ro27" style:family="table-row">
      <style:table-row-properties style:row-height="0.792cm" fo:break-before="auto" style:use-optimal-row-height="true"/>
    </style:style>
    <style:style style:name="ro2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unga" style:font-name-asian="Arial" style:font-name-complex="Tung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2T09:44:56.6">
            <text:p>0202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pierwszy luta. / Wiatr, nie. Powietrze, przeziębienie. / Księżyc, nów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uro. Na ścianie w pobliżu schodów. &lt;1&gt; Zadzwoniłem do niej, i pobiegłem do standardowego miejsca. (2) Mike. na ścianie za wystającym ogrodzeniem. (3) Bez masażu. Tylko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맑은. 바람 없음. / 입춘 까지, 나머지 두 일. / 그레고리 2015년 2월 1일. 일본인 고토 겐지의 살해가 보도되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마침내, `야기 부씨 (八木節)` 를 불었다. (2) 대갑 소리. &lt;1&gt; 셋 번째의 구멍. 이 구멍보다 높은 소리. 처음 냈다. 손가락 누름. 구멍 4,5,7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 뿐. &lt;1&gt; 갑 소리. 구멍은 1,2,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أحد أفراد عائلته.</text:p>
            <text:p>ah^ad afraadi[czk`onek / AA-ilati-hi[jego-rodzi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قتلوا العضوا.</text:p>
            <text:p>qataluw[zabili / al-AUd^wa[czl`onk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مواجه می شوند. / حمله متقابل.</text:p>
            <text:p>muwaaje[face.e / mii-shavaand[staje-sie_ / h^amle[atak.pl / motaqaabel[odwrotnos`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मैं जीवन के बारे में नहीं जानता। </text:p>
            <text:p>bare-men[o.pl / jaanata[wie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मुर्त्यु के बारे में कैसे पता चलेगा ?</text:p>
            <text:p><text:span text:style-name="T2">/ murtyu[s`mierci / kese[jak / chalega[at-all.e</text:span>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知道了的事。（1）一个状态向量 |ψ&gt;. （a）把它可能表示出如下：|ψ&gt; = Σ(a_n*|φ_n&gt;). （2）`|φ_n&gt;` 是状态向量的基向量。a_n 是各个基向量的系数。复数。（3）|φ_n&gt; 是如下的构成：|φ_n&gt; = (0 1 0 0 ...). （a）许多元。一个元素，价值是1。其他的元素，都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убы болят. Изменение, не. / (2) кубик сахара. коричневый сахар. (а) Когда я е&lt;je&gt;м это, я куса'ю[bite.e это. (б) куса'юсь, не более[wie_c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12"/>
          <table:table-cell table:style-name="ce13" office:value-type="string">
            <text:p>https://eco.mtk.nao.ac.jp/cgi-bin/koyomi/skymap.cgi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94">
            <text:p>94</text:p>
          </table:table-cell>
          <table:table-cell table:style-name="ce2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 office:value-type="string">
            <text:p>p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3T11:46:57.66">
            <text:p>0203 <text:s/>1146</text:p>
          </table:table-cell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office:value-type="string">
            <text:p>*</text:p>
          </table:table-cell>
          <table:table-cell table:style-name="ce7" table:formula="of:=NOW()" office:value-type="date" office:date-value="2022-02-03T11:47:00.16">
            <text:p>0203 <text:s/>1147</text:p>
          </table:table-cell>
          <table:table-cell table:style-name="ce7" table:formula="of:=NOW()" office:value-type="date" office:date-value="2022-02-03T11:47:00.16">
            <text:p>0203 <text:s/>114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3T11:47:00.16">
            <text:p>0203 <text:s/>114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3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7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2022/02/03</text:date>, <text:time>11:46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3T11:46:59.55</dc:date>
    <dc:creator>iwabuchi ken</dc:creator>
    <meta:editing-duration>P12DT11H44M58S</meta:editing-duration>
    <meta:editing-cycles>1762</meta:editing-cycles>
    <meta:generator>OpenOffice/4.1.3$Win32 OpenOffice.org_project/413m1$Build-9783</meta:generator>
    <meta:document-statistic meta:table-count="1" meta:cell-count="534" meta:object-count="0"/>
  </office:meta>
</office:document-meta>
</file>